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30600000067CEE7522F.gif" manifest:media-type=""/>
  <manifest:file-entry manifest:full-path="Pictures/1000000000000138000000729816B088.gi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 style:master-page-name="SANSA">
      <style:table-properties style:width="17cm" style:page-number="auto" table:align="margins" style:shadow="none"/>
    </style:style>
    <style:style style:name="Table1.A" style:family="table-column">
      <style:table-column-properties style:column-width="3.401cm" style:rel-column-width="13107*"/>
    </style:style>
    <style:style style:name="Table1.D" style:family="table-column">
      <style:table-column-properties style:column-width="6.8cm" style:rel-column-width="26214*"/>
    </style:style>
    <style:style style:name="Table1.A1" style:family="table-cell">
      <style:table-cell-properties fo:padding="0.097cm" fo:border-left="0.05pt solid #000000" fo:border-right="none" fo:border-top="0.05pt solid #000000" fo:border-bottom="none"/>
    </style:style>
    <style:style style:name="Table1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25b4ad" officeooo:paragraph-rsid="0025b4ad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2pt" officeooo:paragraph-rsid="002c0958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paragraph-rsid="002c0958" style:font-size-asian="12pt" style:font-weight-asian="bold" style:font-size-complex="12pt" style:font-weight-complex="bold"/>
    </style:style>
    <style:style style:name="T1" style:family="text">
      <style:text-properties officeooo:rsid="002c0958"/>
    </style:style>
    <style:style style:name="T2" style:family="text">
      <style:text-properties officeooo:rsid="002c825f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header-rows>
          <table:table-row>
            <table:table-cell table:style-name="Table1.A1" office:value-type="string">
              <text:p text:style-name="P4"><text:span text:style-name="T1">Searched By</text:span></text:p>
            </table:table-cell>
            <table:table-cell table:style-name="Table1.A1" office:value-type="string">
              <text:p text:style-name="P4"><text:span text:style-name="T1">Searched On</text:span></text:p>
            </table:table-cell>
            <table:table-cell table:style-name="Table1.A1" office:value-type="string">
              <text:p text:style-name="P4"><text:span text:style-name="T1">Sensor</text:span></text:p>
            </table:table-cell>
            <table:table-cell table:style-name="Table1.D1" office:value-type="string">
              <text:p text:style-name="P4"><text:span text:style-name="T1">Date Range(s)</text:span></text:p>
            </table:table-cell>
          </table:table-row>
        </table:table-header-rows>
        <table:table-row>
          <table:table-cell table:style-name="Table1.A2" office:value-type="string">
            <text:p text:style-name="P3"><text:span text:style-name="T1">{% xmlfor search in mySearches %}</text:span></text:p>
            <text:p text:style-name="P3"><text:span text:style-name="T1">{{search.user.get_profile.first_name}} {{search.user.get_profile.last_name}}</text:span></text:p>
          </table:table-cell>
          <table:table-cell table:style-name="Table1.A2" office:value-type="string">
            <text:p text:style-name="P3"><text:span text:style-name="T1">{{search.search_date}}</text:span></text:p>
          </table:table-cell>
          <table:table-cell table:style-name="Table1.A2" office:value-type="string">
            <text:p text:style-name="P3"><text:span text:style-name="T1">{{search.satellite.operator_abbreviation}} – {{search.instrumenttype.operator_abbreviation}}</text:span></text:p>
          </table:table-cell>
          <table:table-cell table:style-name="Table1.D2" office:value-type="string">
            <text:p text:style-name="P3"><text:span text:style-name="T1">{{search.datesAsString}}</text:span><text:span text:style-name="T2">{% endxmlfor %}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Z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4.279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SANSA" style:page-layout-name="Mpm2">
      <style:header>
        <text:p text:style-name="Header"><draw:frame draw:style-name="Mfr1" draw:name="graphics3" text:anchor-type="paragraph" svg:x="0.002cm" svg:y="-2.688cm" svg:width="8.431cm" svg:height="3.08cm" draw:z-index="0"><draw:image xlink:href="Pictures/1000000000000138000000729816B088.gif" xlink:type="simple" xlink:show="embed" xlink:actuate="onLoad"/></draw:frame></text:p>
      </style:header>
      <style:footer>
        <text:p text:style-name="Footer"><draw:frame draw:style-name="Mfr2" draw:name="graphics1" text:anchor-type="paragraph" svg:width="20.877cm" svg:height="2.528cm" draw:z-index="1"><draw:image xlink:href="Pictures/100002000000030600000067CEE7522F.gif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4T09:35:31</meta:creation-date>
    <dc:date>2013-09-23T11:36:24</dc:date>
    <meta:editing-duration>PT1H7M46S</meta:editing-duration>
    <meta:editing-cycles>17</meta:editing-cycles>
    <meta:generator>LibreOffice/4.0.3.3$MacOSX_x86 LibreOffice_project/0eaa50a932c8f2199a615e1eb30f7ac74279539</meta:generator>
    <meta:document-statistic meta:table-count="1" meta:image-count="2" meta:object-count="0" meta:page-count="1" meta:paragraph-count="9" meta:word-count="21" meta:character-count="303" meta:non-whitespace-character-count="290"/>
  </office:meta>
</office:document-meta>
</file>